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.7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_n^exp</text:p>
          </table:table-cell>
          <table:table-cell office:value-type="string" calcext:value-type="string">
            <text:p>nu_n^teor</text:p>
          </table:table-cell>
          <table:table-cell office:value-type="string" calcext:value-type="string">
            <text:p>a_n^ex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A.8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u, us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A.9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us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B.13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u_0, kHz</text:p>
          </table:table-cell>
          <table:table-cell office:value-type="string" calcext:value-type="string">
            <text:p>T, 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_c, kHz</text:p>
          </table:table-cell>
          <table:table-cell office:value-type="string" calcext:value-type="string">
            <text:p>D nu, kHz</text:p>
          </table:table-cell>
          <table:table-cell office:value-type="string" calcext:value-type="string">
            <text:p>d nu, kH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table table:name="D.2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u_0, kHz</text:p>
          </table:table-cell>
          <table:table-cell office:value-type="string" calcext:value-type="string">
            <text:p>nu_mod, kH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_0, kHz</text:p>
          </table:table-cell>
          <table:table-cell office:value-type="string" calcext:value-type="string">
            <text:p>D nu_side, kHz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.2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, %</text:p>
          </table:table-cell>
          <table:table-cell office:value-type="string" calcext:value-type="string">
            <text:p>a_side / a_ba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99" calcext:value-type="float">
            <text:p>0.29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99" calcext:value-type="float">
            <text:p>0.3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95" calcext:value-type="float">
            <text:p>0.495</text:p>
          </table:table-cell>
        </table:table-row>
      </table:table>
      <table:table table:name="F.28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_n^0</text:p>
          </table:table-cell>
          <table:table-cell office:value-type="string" calcext:value-type="string">
            <text:p>a_n^filt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0" calcext:value-type="float">
            <text:p>2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7" calcext:value-type="float">
            <text:p>237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7" calcext:value-type="float">
            <text:p>227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6" calcext:value-type="float">
            <text:p>21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02:08:56.308544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7T20:53:25.829906492</meta:creation-date>
    <dc:date>2024-10-29T02:09:25.258921111</dc:date>
    <meta:editing-duration>PT11M52S</meta:editing-duration>
    <meta:editing-cycles>4</meta:editing-cycles>
    <meta:generator>LibreOffice/24.8.2.1$Linux_X86_64 LibreOffice_project/480$Build-1</meta:generator>
    <meta:document-statistic meta:table-count="7" meta:cell-count="211" meta:object-count="0"/>
  </office:meta>
</office:document-meta>
</file>